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an an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an a new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coming data stream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nd incoming data stream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2:30:29.282668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16T16:38:22.895744802</dc:date>
    <meta:editing-duration>PT7H23M26S</meta:editing-duration>
    <meta:editing-cycles>21</meta:editing-cycles>
    <meta:document-statistic meta:table-count="1" meta:cell-count="1061" meta:object-count="0"/>
  </office:meta>
</office:document-meta>
</file>